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2in" fo:margin-left="0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5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Text_20_body">
      <style:text-properties officeooo:rsid="003847a8" officeooo:paragraph-rsid="003847a8"/>
    </style:style>
    <style:style style:name="P10" style:family="paragraph" style:parent-style-name="Text_20_body">
      <style:text-properties officeooo:rsid="003847a8" officeooo:paragraph-rsid="0046a699"/>
    </style:style>
    <style:style style:name="P11" style:family="paragraph" style:parent-style-name="Text_20_body">
      <style:text-properties officeooo:rsid="0038dbd8" officeooo:paragraph-rsid="0038dbd8"/>
    </style:style>
    <style:style style:name="P12" style:family="paragraph" style:parent-style-name="Text_20_body">
      <style:text-properties officeooo:rsid="003c065f" officeooo:paragraph-rsid="003c065f"/>
    </style:style>
    <style:style style:name="P13" style:family="paragraph" style:parent-style-name="Text_20_body">
      <style:text-properties officeooo:rsid="003f8daa" officeooo:paragraph-rsid="003f8daa"/>
    </style:style>
    <style:style style:name="P14" style:family="paragraph" style:parent-style-name="Text_20_body">
      <style:text-properties officeooo:rsid="0042880f" officeooo:paragraph-rsid="0042880f"/>
    </style:style>
    <style:style style:name="P15" style:family="paragraph" style:parent-style-name="Text_20_body">
      <style:text-properties officeooo:rsid="0042bf39" officeooo:paragraph-rsid="0042bf39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Table_20_Contents">
      <style:text-properties officeooo:rsid="003f8daa" officeooo:paragraph-rsid="003f8daa"/>
    </style:style>
    <style:style style:name="P18" style:family="paragraph" style:parent-style-name="Table_20_Contents">
      <style:text-properties officeooo:rsid="00404a2c" officeooo:paragraph-rsid="00404a2c"/>
    </style:style>
    <style:style style:name="P19" style:family="paragraph" style:parent-style-name="Table_20_Contents">
      <style:text-properties officeooo:rsid="00419ab9" officeooo:paragraph-rsid="00419ab9"/>
    </style:style>
    <style:style style:name="P20" style:family="paragraph" style:parent-style-name="Table_20_Contents">
      <style:text-properties officeooo:rsid="00419ab9" officeooo:paragraph-rsid="0042880f"/>
    </style:style>
    <style:style style:name="P21" style:family="paragraph" style:parent-style-name="Table_20_Contents">
      <style:text-properties officeooo:rsid="0042880f" officeooo:paragraph-rsid="0042880f"/>
    </style:style>
    <style:style style:name="P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Title" style:master-page-name="First_20_Page">
      <style:paragraph-properties style:page-number="auto"/>
    </style:style>
    <style:style style:name="P26" style:family="paragraph" style:parent-style-name="Code">
      <style:text-properties officeooo:paragraph-rsid="0048e2f0"/>
    </style:style>
    <style:style style:name="P27" style:family="paragraph" style:parent-style-name="Heading_20_1" style:list-style-name=""/>
    <style:style style:name="P28" style:family="paragraph" style:parent-style-name="Heading_20_1">
      <style:text-properties officeooo:rsid="00275d40"/>
    </style:style>
    <style:style style:name="P29" style:family="paragraph" style:parent-style-name="Heading_20_1">
      <style:text-properties officeooo:rsid="00275d40" officeooo:paragraph-rsid="0039509b"/>
    </style:style>
    <style:style style:name="P30" style:family="paragraph" style:parent-style-name="Heading_20_1">
      <style:paragraph-properties fo:break-before="page"/>
      <style:text-properties officeooo:rsid="002255a7" officeooo:paragraph-rsid="002255a7"/>
    </style:style>
    <style:style style:name="P31" style:family="paragraph" style:parent-style-name="Contents_20_Heading" style:master-page-name="Standard">
      <style:paragraph-properties style:page-number="1" fo:break-before="page"/>
    </style:style>
    <style:style style:name="P32" style:family="paragraph" style:parent-style-name="Heading_20_2">
      <style:text-properties officeooo:rsid="0039509b" officeooo:paragraph-rsid="0039509b"/>
    </style:style>
    <style:style style:name="P33" style:family="paragraph" style:parent-style-name="Text_20_body" style:list-style-name="L1">
      <style:text-properties officeooo:rsid="002a0c61" officeooo:paragraph-rsid="002a0c61"/>
    </style:style>
    <style:style style:name="P34" style:family="paragraph" style:parent-style-name="Text_20_body" style:list-style-name="L2">
      <style:text-properties officeooo:rsid="0042880f" officeooo:paragraph-rsid="0042880f"/>
    </style:style>
    <style:style style:name="P35" style:family="paragraph" style:parent-style-name="Text_20_body">
      <style:text-properties officeooo:rsid="003c065f" officeooo:paragraph-rsid="003c065f"/>
    </style:style>
    <style:style style:name="P36" style:family="paragraph" style:parent-style-name="Text_20_body">
      <style:text-properties officeooo:rsid="003f8daa" officeooo:paragraph-rsid="0048e2f0"/>
    </style:style>
    <style:style style:name="P37" style:family="paragraph" style:parent-style-name="Text_20_body">
      <style:text-properties officeooo:rsid="0048e2f0" officeooo:paragraph-rsid="0048e2f0"/>
    </style:style>
    <style:style style:name="P38" style:family="paragraph" style:parent-style-name="Text_20_body">
      <style:text-properties officeooo:rsid="002e78a9" officeooo:paragraph-rsid="002e78a9"/>
    </style:style>
    <style:style style:name="P39" style:family="paragraph" style:parent-style-name="Text_20_body">
      <style:text-properties officeooo:rsid="004b20b0" officeooo:paragraph-rsid="004b20b0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d24df"/>
    </style:style>
    <style:style style:name="T4" style:family="text">
      <style:text-properties officeooo:rsid="002e78a9"/>
    </style:style>
    <style:style style:name="T5" style:family="text">
      <style:text-properties officeooo:rsid="0034b808"/>
    </style:style>
    <style:style style:name="T6" style:family="text">
      <style:text-properties officeooo:rsid="0038dbd8"/>
    </style:style>
    <style:style style:name="T7" style:family="text">
      <style:text-properties officeooo:rsid="0039509b"/>
    </style:style>
    <style:style style:name="T8" style:family="text">
      <style:text-properties officeooo:rsid="00419ab9"/>
    </style:style>
    <style:style style:name="T9" style:family="text">
      <style:text-properties officeooo:rsid="0042880f"/>
    </style:style>
    <style:style style:name="T10" style:family="text">
      <style:text-properties officeooo:rsid="0046a699"/>
    </style:style>
    <style:style style:name="T11" style:family="text">
      <style:text-properties officeooo:rsid="0048e2f0"/>
    </style:style>
    <style:style style:name="T12" style:family="text">
      <style:text-properties officeooo:rsid="004955bb"/>
    </style:style>
    <style:style style:name="T13" style:family="text">
      <style:text-properties officeooo:rsid="004b20b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Testing - Rypto</text:span><text:line-break/><text:date style:data-style-name="N10076" text:date-value="2017-04-25T13:00:24.900798266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24"><text:a xlink:type="simple" xlink:href="#__RefHeading___Toc114_700232704" text:style-name="Index_20_Link" text:visited-style-name="Index_20_Link">Preface<text:tab/>2</text:a></text:p>
          <text:p text:style-name="P24"><text:a xlink:type="simple" xlink:href="#__RefHeading___Toc97_1780184291" text:style-name="Index_20_Link" text:visited-style-name="Index_20_Link">Testing arrangements<text:tab/>2</text:a></text:p>
          <text:p text:style-name="P23"><text:a xlink:type="simple" xlink:href="#__RefHeading___Toc1023_703542212" text:style-name="Index_20_Link" text:visited-style-name="Index_20_Link">Unit testing<text:tab/>2</text:a></text:p>
          <text:p text:style-name="P23"><text:a xlink:type="simple" xlink:href="#__RefHeading___Toc1025_703542212" text:style-name="Index_20_Link" text:visited-style-name="Index_20_Link">Other tests<text:tab/>2</text:a></text:p>
          <text:p text:style-name="P24"><text:a xlink:type="simple" xlink:href="#__RefHeading___Toc99_1780184291" text:style-name="Index_20_Link" text:visited-style-name="Index_20_Link">Test cases<text:tab/>2</text:a></text:p>
          <text:p text:style-name="P23"><text:a xlink:type="simple" xlink:href="#__RefHeading___Toc198_1631650761" text:style-name="Index_20_Link" text:visited-style-name="Index_20_Link">Unit tests<text:tab/>2</text:a></text:p>
          <text:p text:style-name="P22"><text:a xlink:type="simple" xlink:href="#__RefHeading___Toc104_1592691439" text:style-name="Index_20_Link" text:visited-style-name="Index_20_Link">AES_makeword<text:tab/>2</text:a></text:p>
          <text:p text:style-name="P22"><text:a xlink:type="simple" xlink:href="#__RefHeading___Toc301_2091130347" text:style-name="Index_20_Link" text:visited-style-name="Index_20_Link">AES_RotWord, AES_SubWord<text:tab/>2</text:a></text:p>
          <text:p text:style-name="P22"><text:a xlink:type="simple" xlink:href="#__RefHeading___Toc221_1080944564" text:style-name="Index_20_Link" text:visited-style-name="Index_20_Link">AES_KeyExpansion<text:tab/>2</text:a></text:p>
          <text:p text:style-name="P22"><text:a xlink:type="simple" xlink:href="#__RefHeading___Toc739_1394101026" text:style-name="Index_20_Link" text:visited-style-name="Index_20_Link">AES_AddRoundKey, AES_SubBytes, AES_ShiftRows, AES_MixColumns<text:tab/>2</text:a></text:p>
          <text:p text:style-name="P22"><text:a xlink:type="simple" xlink:href="#__RefHeading___Toc158_546598042" text:style-name="Index_20_Link" text:visited-style-name="Index_20_Link">AES_Inv*<text:tab/>3</text:a></text:p>
          <text:p text:style-name="P22"><text:a xlink:type="simple" xlink:href="#__RefHeading___Toc160_546598042" text:style-name="Index_20_Link" text:visited-style-name="Index_20_Link">AES_encrypt, AES_decrypt<text:tab/>3</text:a></text:p>
          <text:p text:style-name="P23"><text:a xlink:type="simple" xlink:href="#__RefHeading___Toc200_1631650761" text:style-name="Index_20_Link" text:visited-style-name="Index_20_Link">Integration tests<text:tab/>3</text:a></text:p>
          <text:p text:style-name="P23"><text:a xlink:type="simple" xlink:href="#__RefHeading___Toc202_1631650761" text:style-name="Index_20_Link" text:visited-style-name="Index_20_Link">Performance tests<text:tab/>4</text:a></text:p>
          <text:p text:style-name="P24"><text:a xlink:type="simple" xlink:href="#__RefHeading___Toc272_751058595" text:style-name="Index_20_Link" text:visited-style-name="Index_20_Link">How to repeat tests<text:tab/>4</text:a></text:p>
          <text:p text:style-name="P23"><text:a xlink:type="simple" xlink:href="#__RefHeading___Toc162_546598042" text:style-name="Index_20_Link" text:visited-style-name="Index_20_Link">Unit tests<text:tab/>4</text:a></text:p>
          <text:p text:style-name="P23"><text:a xlink:type="simple" xlink:href="#__RefHeading___Toc204_1631650761" text:style-name="Index_20_Link" text:visited-style-name="Index_20_Link">Integration tests<text:tab/>4</text:a></text:p>
          <text:p text:style-name="P23"><text:a xlink:type="simple" xlink:href="#__RefHeading___Toc206_1631650761" text:style-name="Index_20_Link" text:visited-style-name="Index_20_Link">Performance tests<text:tab/>4</text:a></text:p>
          <text:p text:style-name="P24"><text:a xlink:type="simple" xlink:href="#__RefHeading___Toc103_1780184291" text:style-name="Index_20_Link" text:visited-style-name="Index_20_Link">Test results<text:tab/>4</text:a></text:p>
          <text:p text:style-name="P23"><text:a xlink:type="simple" xlink:href="#__RefHeading___Toc208_1631650761" text:style-name="Index_20_Link" text:visited-style-name="Index_20_Link">Unit tests<text:tab/>4</text:a></text:p>
          <text:p text:style-name="P23"><text:a xlink:type="simple" xlink:href="#__RefHeading___Toc210_1631650761" text:style-name="Index_20_Link" text:visited-style-name="Index_20_Link">Integration tests<text:tab/>4</text:a></text:p>
          <text:p text:style-name="P23"><text:a xlink:type="simple" xlink:href="#__RefHeading___Toc212_1631650761" text:style-name="Index_20_Link" text:visited-style-name="Index_20_Link">Performance tests<text:tab/>4</text:a></text:p>
          <text:p text:style-name="P24"><text:a xlink:type="simple" xlink:href="#__RefHeading___Toc1275_1087181441" text:style-name="Index_20_Link" text:visited-style-name="Index_20_Link">References<text:tab/>4</text:a></text:p>
        </text:index-body>
      </text:table-of-content>
      <text:p text:style-name="Text_20_body"/>
      <text:h text:style-name="P27" text:outline-level="1"/>
      <text:h text:style-name="P30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28" text:outline-level="1"><text:bookmark-start text:name="__RefHeading___Toc97_1780184291"/>Testing arrangements<text:bookmark-end text:name="__RefHeading___Toc97_1780184291"/></text:h>
      <text:h text:style-name="Heading_20_2" text:outline-level="2"><text:bookmark-start text:name="__RefHeading___Toc1023_703542212"/>Unit testing<text:bookmark-end text:name="__RefHeading___Toc1023_703542212"/></text:h>
      <text:p text:style-name="P4">Unit testing is done with CUnit framework and gradle.</text:p>
      <text:h text:style-name="Heading_20_2" text:outline-level="2"><text:bookmark-start text:name="__RefHeading___Toc1025_703542212"/>Other tests<text:bookmark-end text:name="__RefHeading___Toc1025_703542212"/></text:h>
      <text:p text:style-name="P4"><text:span text:style-name="T9">The rest of the</text:span> tests are implemented <text:span text:style-name="T7">as Bourne </text:span>shell script<text:span text:style-name="T9">s</text:span>. <text:span text:style-name="T9">For these tests, Bourne shell or compatible command interpreter, command-line utilities cmp, expr, dd, and special device /dev/zero <text:s/>are needed. In Unix, Mac OS, and Linux environments these are present on most of the installations. In Microsoft Windows, additional tools (e.g. Cygwin) are needed.</text:span></text:p>
      <text:h text:style-name="P29" text:outline-level="1"><text:bookmark-start text:name="__RefHeading___Toc99_1780184291"/>Test cases<text:bookmark-end text:name="__RefHeading___Toc99_1780184291"/></text:h>
      <text:h text:style-name="Heading_20_2" text:outline-level="2"><text:bookmark-start text:name="__RefHeading___Toc198_1631650761"/>Unit tests<text:bookmark-end text:name="__RefHeading___Toc198_1631650761"/></text:h>
      <text:h text:style-name="Heading_20_3" text:outline-level="3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3" text:outline-level="3"><text:bookmark-start text:name="__RefHeading___Toc301_2091130347"/>AES_RotWord, <text:span text:style-name="T4">AES_SubWord</text:span><text:bookmark-end text:name="__RefHeading___Toc301_2091130347"/></text:h>
      <text:p text:style-name="P7">The RotWord and SubWord test cases were extracted from the standard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pp. 27, first line of the table.</text:p>
      <text:h text:style-name="Heading_20_3" text:outline-level="3"><text:bookmark-start text:name="__RefHeading___Toc221_1080944564"/><text:span text:style-name="T3">AES_</text:span>Key<text:span text:style-name="T4">Expansion</text:span><text:bookmark-end text:name="__RefHeading___Toc221_1080944564"/></text:h>
      <text:p text:style-name="P5">The three Key Schedule test cases were obtained from<text:bibliography-mark text:identifier="SAMIAM" text:bibliography-type="www" text:author="Trenholme, Sam" text:publisher="Trenholme, Sam" text:title="Rijndael's key schedule" text:year="2016" text:url="http://www.samiam.org/key-schedule.html">[SAMIAM]</text:bibliography-mark>.</text:p>
      <text:p text:style-name="P5">Selected test cases were the following:</text:p>
      <text:list xml:id="list3009377607642089490" text:style-name="L1">
        <text:list-item>
          <text:p text:style-name="P33">A key with all bits zero.</text:p>
        </text:list-item>
        <text:list-item>
          <text:p text:style-name="P33">A key with all bits one.</text:p>
        </text:list-item>
        <text:list-item>
          <text:p text:style-name="P33">A key with all bytes different.</text:p>
        </text:list-item>
      </text:list>
      <text:h text:style-name="Heading_20_3" text:outline-level="3"><text:bookmark-start text:name="__RefHeading___Toc739_1394101026"/>AES_AddRoundKey, <text:span text:style-name="T5">AES_SubBytes, AES_ShiftRows, AES_MixColumns</text:span><text:bookmark-end text:name="__RefHeading___Toc739_1394101026"/></text:h>
      <text:p text:style-name="P8">Test case<text:span text:style-name="T5">s</text:span> w<text:span text:style-name="T5">ere</text:span> taken from the standard, pp. 33, first <text:span text:style-name="T5">possible </text:span>case<text:span text:style-name="T5">s</text:span>.</text:p>
      <text:h text:style-name="Heading_20_3" text:outline-level="3"><text:bookmark-start text:name="__RefHeading___Toc158_546598042"/><text:soft-page-break/>AES_Inv*<text:bookmark-end text:name="__RefHeading___Toc158_546598042"/></text:h>
      <text:p text:style-name="P9">Test cases were generated from standard version test cases by inverting input and output.</text:p>
      <text:h text:style-name="Heading_20_3" text:outline-level="3"><text:bookmark-start text:name="__RefHeading___Toc160_546598042"/>AES_encrypt, AES_decrypt<text:bookmark-end text:name="__RefHeading___Toc160_546598042"/></text:h>
      <text:p text:style-name="P9">Test cases were taken from the standard, pp. 35-</text:p>
      <text:h text:style-name="Heading_20_2" text:outline-level="2"><text:bookmark-start text:name="__RefHeading___Toc200_1631650761"/>Integration tests<text:bookmark-end text:name="__RefHeading___Toc200_1631650761"/></text:h>
      <text:p text:style-name="P13">Integration tests are located in the directory tests.</text:p>
      <text:p text:style-name="P13">The test cases are encryption and decryption using one key, and reference files created with OpenSSL 1.0.2k. </text:p>
      <text:p text:style-name="P13">The tests are implemented in a Bourne shell script integration-tests.sh.</text:p>
      <text:p text:style-name="P13">The test files are as follow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File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>
          <table:table-cell table:style-name="Table1.A2" office:value-type="string">
            <text:p text:style-name="P17">key</text:p>
          </table:table-cell>
          <table:table-cell table:style-name="Table1.B2" office:value-type="string">
            <text:p text:style-name="P17">The key used in encryption and decryption. </text:p>
          </table:table-cell>
        </table:table-row>
        <table:table-row>
          <table:table-cell table:style-name="Table1.A2" office:value-type="string">
            <text:p text:style-name="P18">plain.1</text:p>
          </table:table-cell>
          <table:table-cell table:style-name="Table1.B2" office:value-type="string">
            <text:p text:style-name="P18">Plaintext file, length 1</text:p>
          </table:table-cell>
        </table:table-row>
        <table:table-row>
          <table:table-cell table:style-name="Table1.A2" office:value-type="string">
            <text:p text:style-name="P18">plain.10</text:p>
          </table:table-cell>
          <table:table-cell table:style-name="Table1.B2" office:value-type="string">
            <text:p text:style-name="P18">Plaintext file, length 10</text:p>
          </table:table-cell>
        </table:table-row>
        <table:table-row>
          <table:table-cell table:style-name="Table1.A2" office:value-type="string">
            <text:p text:style-name="P18">plain.16</text:p>
          </table:table-cell>
          <table:table-cell table:style-name="Table1.B2" office:value-type="string">
            <text:p text:style-name="P18">Plaintext file, length 16</text:p>
          </table:table-cell>
        </table:table-row>
        <table:table-row>
          <table:table-cell table:style-name="Table1.A2" office:value-type="string">
            <text:p text:style-name="P18">plain.1506</text:p>
          </table:table-cell>
          <table:table-cell table:style-name="Table1.B2" office:value-type="string">
            <text:p text:style-name="P18">Plaintext file, length 1506</text:p>
          </table:table-cell>
        </table:table-row>
        <table:table-row>
          <table:table-cell table:style-name="Table1.A2" office:value-type="string">
            <text:p text:style-name="P18">openssl-options</text:p>
          </table:table-cell>
          <table:table-cell table:style-name="Table1.B2" office:value-type="string">
            <text:p text:style-name="P18"><text:span text:style-name="T8">General</text:span> openssl options used to generate ciphertext files.</text:p>
          </table:table-cell>
        </table:table-row>
        <table:table-row>
          <table:table-cell table:style-name="Table1.A2" office:value-type="string">
            <text:p text:style-name="P19">openssl.1</text:p>
          </table:table-cell>
          <table:table-cell table:style-name="Table1.B2" office:value-type="string">
            <text:p text:style-name="P19">plain.1 encrypted (and padded) <text:span text:style-name="T9">w/ OpenSSL </text:span></text:p>
          </table:table-cell>
        </table:table-row>
        <table:table-row>
          <table:table-cell table:style-name="Table1.A2" office:value-type="string">
            <text:p text:style-name="P19">openssl.10</text:p>
          </table:table-cell>
          <table:table-cell table:style-name="Table1.B2" office:value-type="string">
            <text:p text:style-name="P20">plain.10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19">openssl.16</text:p>
          </table:table-cell>
          <table:table-cell table:style-name="Table1.B2" office:value-type="string">
            <text:p text:style-name="P20">plain.1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19">openssl.1506</text:p>
          </table:table-cell>
          <table:table-cell table:style-name="Table1.B2" office:value-type="string">
            <text:p text:style-name="P20">plain.150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1">openssl.nopad.16</text:p>
          </table:table-cell>
          <table:table-cell table:style-name="Table1.B2" office:value-type="string">
            <text:p text:style-name="P21">plain.16 encrypted without padding w/ OpenSSL (not used in tests)</text:p>
          </table:table-cell>
        </table:table-row>
      </table:table>
      <text:p text:style-name="Caption"><text:span text:style-name="T9">Table: </text:span>Integration test file<text:span text:style-name="T9">s</text:span></text:p>
      <text:p text:style-name="P14">The integration tests are run in the following fashion. This is done for each plaintext file.</text:p>
      <text:list xml:id="list9118515954881790980" text:style-name="L2">
        <text:list-item>
          <text:p text:style-name="P34">The plaintext file is encrypted with rypto.</text:p>
        </text:list-item>
        <text:list-item>
          <text:p text:style-name="P34">The resulting ciphertext file is compared with one produced with OpenSSL.</text:p>
        </text:list-item>
        <text:list-item>
          <text:p text:style-name="P34">If there are differences, a failure is reported.</text:p>
        </text:list-item>
        <text:list-item>
          <text:p text:style-name="P34">The ciphertext file produced with OpenSSL is decrypted with rypto.</text:p>
        </text:list-item>
        <text:list-item>
          <text:p text:style-name="P34">If there are differences, a failure is reported.</text:p>
        </text:list-item>
      </text:list>
      <text:p text:style-name="P15">In the end, number of succesful and failed tests is reported.</text:p>
      <text:h text:style-name="Heading_20_2" text:outline-level="2"><text:bookmark-start text:name="__RefHeading___Toc202_1631650761"/>Performance tests<text:bookmark-end text:name="__RefHeading___Toc202_1631650761"/></text:h>
      <text:p text:style-name="P36"><text:span text:style-name="T11">Performance</text:span> tests are located in the directory tests.</text:p>
      <text:p text:style-name="P37"><text:soft-page-break/>Used test cases are files containing 100,000, <text:span text:style-name="T12">1,000,000 and 10,000,000</text:span> bytes. Tests are run in such a fashion that encryption and decryption are timed for each file size.</text:p>
      <text:p text:style-name="P36">The tests are implemented in a Bourne shell script <text:span text:style-name="T11">performance</text:span>-tests.sh.</text:p>
      <text:p text:style-name="P36"/>
      <text:h text:style-name="Heading_20_1" text:outline-level="1"><text:bookmark-start text:name="__RefHeading___Toc272_751058595"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11">The static libcunit.a must be linked to directory libs/ in the project root for tests to run.</text:p>
      <text:p text:style-name="P7">Say </text:p>
      <text:p text:style-name="Code">cradle build</text:p>
      <text:p text:style-name="P7">from the command line. <text:span text:style-name="T13">If the cradle tool is not installed, command</text:span></text:p>
      <text:p text:style-name="Code">./<text:span text:style-name="T13">gradlew build</text:span></text:p>
      <text:p text:style-name="P39">might work instead.</text:p>
      <text:h text:style-name="Heading_20_2" text:outline-level="2"><text:bookmark-start text:name="__RefHeading___Toc204_1631650761"/>Integration tests<text:bookmark-end text:name="__RefHeading___Toc204_1631650761"/></text:h>
      <text:p text:style-name="P12">Integration tests are located on directory tests.</text:p>
      <text:p text:style-name="P13">Build the project as in previous chapter.</text:p>
      <text:p text:style-name="P13">Run the integration tests by issuing command</text:p>
      <text:p text:style-name="Code">sh integration-tests.sh</text:p>
      <text:p text:style-name="P13">in directory tests.</text:p>
      <text:h text:style-name="Heading_20_2" text:outline-level="2"><text:bookmark-start text:name="__RefHeading___Toc206_1631650761"/>Performance tests<text:bookmark-end text:name="__RefHeading___Toc206_1631650761"/></text:h>
      <text:p text:style-name="P12">Performance tests are located on directory tests.</text:p>
      <text:p text:style-name="P36">Build the project.</text:p>
      <text:p text:style-name="P36">Run the <text:span text:style-name="T11">performance</text:span> tests by issuing command</text:p>
      <text:p text:style-name="P26">sh <text:span text:style-name="T11">performance</text:span>-tests.sh</text:p>
      <text:p text:style-name="P36">in directory tests.</text:p>
      <text:h text:style-name="P28" text:outline-level="1"><text:bookmark-start text:name="__RefHeading___Toc103_1780184291"/>Test results<text:bookmark-end text:name="__RefHeading___Toc103_1780184291"/></text:h>
      <text:h text:style-name="Heading_20_2" text:outline-level="2"><text:bookmark-start text:name="__RefHeading___Toc208_1631650761"/>Unit tests<text:bookmark-end text:name="__RefHeading___Toc208_1631650761"/></text:h>
      <text:p text:style-name="P9">Unit tests – passed <text:span text:style-name="T6">on both development machine (Mac OS Sierra) and melkki (Ubuntu Linux)</text:span>.</text:p>
      <text:h text:style-name="P32" text:outline-level="2"><text:bookmark-start text:name="__RefHeading___Toc210_1631650761"/><text:soft-page-break/>Integration tests<text:bookmark-end text:name="__RefHeading___Toc210_1631650761"/></text:h>
      <text:p text:style-name="P10"><text:span text:style-name="T10">Integration</text:span> tests – passed <text:span text:style-name="T6">on both development machine (Mac OS Sierra) and melkki (Ubuntu Linux)</text:span>.</text:p>
      <text:h text:style-name="Heading_20_2" text:outline-level="2"><text:bookmark-start text:name="__RefHeading___Toc212_1631650761"/>Performance tests<text:bookmark-end text:name="__RefHeading___Toc212_1631650761"/></text:h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  <text:index-entry-span>, </text:index-entry-span>
            <text:index-entry-bibliography text:style-name="_34__20__5f_34_5f__5f_20_5f__5f_5f_5f_34_5f_5f_5f__5f_5f_5f_20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275_1087181441"/>References<text:bookmark-end text:name="__RefHeading___Toc1275_1087181441"/></text:p>
          </text:index-title>
          <text:p text:style-name="P16">FIPS197: U.S. Department of Commerce/National Institute of Standards and Technology, Federal Information Processing Standard, FIPS PUB 197 Advanced Encryption Standard (AES), 2001</text:p>
          <text:p text:style-name="P16">SAMIAM: Trenholme, Sam, Rijndael's key schedule, 2016, http://www.samiam.org/key-schedule.html</text:p>
        </text:index-body>
      </text:bibliography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3:00:24.858691000</dc:date>
    <dc:creator>Riku Kalinen</dc:creator>
    <meta:editing-duration>PT2H10M27S</meta:editing-duration>
    <meta:editing-cycles>39</meta:editing-cycles>
    <meta:generator>LibreOffice/5.1.4.2$MacOSX_X86_64 LibreOffice_project/f99d75f39f1c57ebdd7ffc5f42867c12031db97a</meta:generator>
    <meta:document-statistic meta:table-count="1" meta:image-count="0" meta:object-count="0" meta:page-count="7" meta:paragraph-count="121" meta:word-count="687" meta:character-count="4507" meta:non-whitespace-character-count="3940"/>
  </office:meta>
</office:document-meta>
</file>